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222cm">
            <draw:object draw:notify-on-update-of-ranges="Sheet1.C2:Sheet1.C6 Sheet1.N1:Sheet1.N1 Sheet1.N2:Sheet1.N6 Sheet1.C2:Sheet1.C6 Sheet1.O1:Sheet1.O1 Sheet1.O2:Sheet1.O6 Sheet1.C2:Sheet1.C6 Sheet1.P1:Sheet1.P1 Sheet1.P2:Sheet1.P6 Sheet1.C2:Sheet1.C6 Sheet1.Q1:Sheet1.Q1 Sheet1.Q2:Sheet1.Q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6cm" svg:y="3.275cm">
            <draw:object draw:notify-on-update-of-ranges="Sheet1.C2:Sheet1.C6 Sheet1.N1:Sheet1.N1 Sheet1.N2:Sheet1.N6 Sheet1.C2:Sheet1.C6 Sheet1.O1:Sheet1.O1 Sheet1.O2:Sheet1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nos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26551924081" calcext:value-type="float">
            <text:p>0,0126551924</text:p>
          </table:table-cell>
          <table:table-cell office:value-type="float" office:value="0.316310331739" calcext:value-type="float">
            <text:p>0,3163103317</text:p>
          </table:table-cell>
          <table:table-cell office:value-type="float" office:value="0" calcext:value-type="float">
            <text:p>0</text:p>
          </table:table-cell>
          <table:table-cell office:value-type="float" office:value="0.00694241055127" calcext:value-type="float">
            <text:p>0,0069424106</text:p>
          </table:table-cell>
          <table:table-cell office:value-type="float" office:value="17.2068965517" calcext:value-type="float">
            <text:p>17,2068965517</text:p>
          </table:table-cell>
          <table:table-cell office:value-type="float" office:value="26.4137931034" calcext:value-type="float">
            <text:p>26,4137931034</text:p>
          </table:table-cell>
          <table:table-cell office:value-type="float" office:value="79.2437931034" calcext:value-type="float">
            <text:p>79,2437931034</text:p>
          </table:table-cell>
          <table:table-cell office:value-type="float" office:value="286.082413793" calcext:value-type="float">
            <text:p>286,082413793</text:p>
          </table:table-cell>
          <table:table-cell office:value-type="float" office:value="23.0667241379" calcext:value-type="float">
            <text:p>23,0667241379</text:p>
          </table:table-cell>
          <table:table-cell office:value-type="float" office:value="28.4125862069" calcext:value-type="float">
            <text:p>28,4125862069</text:p>
          </table:table-cell>
          <table:table-cell office:value-type="float" office:value="140.963474138" calcext:value-type="float">
            <text:p>140,963474138</text:p>
          </table:table-cell>
          <table:table-cell office:value-type="float" office:value="604.224809389" calcext:value-type="float">
            <text:p>604,22480938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122444424364" calcext:value-type="float">
            <text:p>0,1224444244</text:p>
          </table:table-cell>
          <table:table-cell office:value-type="float" office:value="0.990916649501" calcext:value-type="float">
            <text:p>0,9909166495</text:p>
          </table:table-cell>
          <table:table-cell office:value-type="float" office:value="0" calcext:value-type="float">
            <text:p>0</text:p>
          </table:table-cell>
          <table:table-cell office:value-type="float" office:value="0.0256708297465" calcext:value-type="float">
            <text:p>0,0256708297</text:p>
          </table:table-cell>
          <table:table-cell office:value-type="float" office:value="36.8055555556" calcext:value-type="float">
            <text:p>36,8055555556</text:p>
          </table:table-cell>
          <table:table-cell office:value-type="float" office:value="39.8611111111" calcext:value-type="float">
            <text:p>39,8611111111</text:p>
          </table:table-cell>
          <table:table-cell office:value-type="float" office:value="240.493611111" calcext:value-type="float">
            <text:p>240,493611111</text:p>
          </table:table-cell>
          <table:table-cell office:value-type="float" office:value="1280.96888889" calcext:value-type="float">
            <text:p>1280,96888889</text:p>
          </table:table-cell>
          <table:table-cell office:value-type="float" office:value="50.4276388889" calcext:value-type="float">
            <text:p>50,4276388889</text:p>
          </table:table-cell>
          <table:table-cell office:value-type="float" office:value="54.0445833333" calcext:value-type="float">
            <text:p>54,0445833333</text:p>
          </table:table-cell>
          <table:table-cell office:value-type="float" office:value="435.868697222" calcext:value-type="float">
            <text:p>435,868697222</text:p>
          </table:table-cell>
          <table:table-cell office:value-type="float" office:value="2784.07630151" calcext:value-type="float">
            <text:p>2784,0763015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452882324948" calcext:value-type="float">
            <text:p>0,4528823249</text:p>
          </table:table-cell>
          <table:table-cell office:value-type="float" office:value="9.11376471378" calcext:value-type="float">
            <text:p>9,1137647138</text:p>
          </table:table-cell>
          <table:table-cell office:value-type="float" office:value="0" calcext:value-type="float">
            <text:p>0</text:p>
          </table:table-cell>
          <table:table-cell office:value-type="float" office:value="0.0511558833543" calcext:value-type="float">
            <text:p>0,0511558834</text:p>
          </table:table-cell>
          <table:table-cell office:value-type="float" office:value="56.2941176471" calcext:value-type="float">
            <text:p>56,2941176471</text:p>
          </table:table-cell>
          <table:table-cell office:value-type="float" office:value="65.8823529412" calcext:value-type="float">
            <text:p>65,8823529412</text:p>
          </table:table-cell>
          <table:table-cell office:value-type="float" office:value="361.612352941" calcext:value-type="float">
            <text:p>361,612352941</text:p>
          </table:table-cell>
          <table:table-cell office:value-type="float" office:value="2778.705" calcext:value-type="float">
            <text:p>2778,705</text:p>
          </table:table-cell>
          <table:table-cell office:value-type="float" office:value="75.4727941176" calcext:value-type="float">
            <text:p>75,4727941176</text:p>
          </table:table-cell>
          <table:table-cell office:value-type="float" office:value="86.0092647059" calcext:value-type="float">
            <text:p>86,0092647059</text:p>
          </table:table-cell>
          <table:table-cell office:value-type="float" office:value="654.391754412" calcext:value-type="float">
            <text:p>654,391754412</text:p>
          </table:table-cell>
          <table:table-cell office:value-type="float" office:value="6098.22004914" calcext:value-type="float">
            <text:p>6098,2200491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204167406" calcext:value-type="float">
            <text:p>2,1620416741</text:p>
          </table:table-cell>
          <table:table-cell office:value-type="float" office:value="24.509374996" calcext:value-type="float">
            <text:p>24,509374996</text:p>
          </table:table-cell>
          <table:table-cell office:value-type="float" office:value="0" calcext:value-type="float">
            <text:p>0</text:p>
          </table:table-cell>
          <table:table-cell office:value-type="float" office:value="0.16011791567" calcext:value-type="float">
            <text:p>0,1601179157</text:p>
          </table:table-cell>
          <table:table-cell office:value-type="float" office:value="73.5833333333" calcext:value-type="float">
            <text:p>73,5833333333</text:p>
          </table:table-cell>
          <table:table-cell office:value-type="float" office:value="80.25" calcext:value-type="float">
            <text:p>80,25</text:p>
          </table:table-cell>
          <table:table-cell office:value-type="float" office:value="538.52" calcext:value-type="float">
            <text:p>538,52</text:p>
          </table:table-cell>
          <table:table-cell office:value-type="float" office:value="4886.03083333" calcext:value-type="float">
            <text:p>4886,03083333</text:p>
          </table:table-cell>
          <table:table-cell office:value-type="float" office:value="99.3910416667" calcext:value-type="float">
            <text:p>99,3910416667</text:p>
          </table:table-cell>
          <table:table-cell office:value-type="float" office:value="108.013958333" calcext:value-type="float">
            <text:p>108,013958333</text:p>
          </table:table-cell>
          <table:table-cell office:value-type="float" office:value="976.683154167" calcext:value-type="float">
            <text:p>976,683154167</text:p>
          </table:table-cell>
          <table:table-cell office:value-type="float" office:value="10738.5019484" calcext:value-type="float">
            <text:p>10738,501948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.05405402184" calcext:value-type="float">
            <text:p>4,0540540218</text:p>
          </table:table-cell>
          <table:table-cell office:value-type="float" office:value="36.8849729912" calcext:value-type="float">
            <text:p>36,8849729912</text:p>
          </table:table-cell>
          <table:table-cell office:value-type="float" office:value="0" calcext:value-type="float">
            <text:p>0</text:p>
          </table:table-cell>
          <table:table-cell office:value-type="float" office:value="0.157952163477" calcext:value-type="float">
            <text:p>0,1579521635</text:p>
          </table:table-cell>
          <table:table-cell office:value-type="float" office:value="92.8378378378" calcext:value-type="float">
            <text:p>92,8378378378</text:p>
          </table:table-cell>
          <table:table-cell office:value-type="float" office:value="95.7837837838" calcext:value-type="float">
            <text:p>95,7837837838</text:p>
          </table:table-cell>
          <table:table-cell office:value-type="float" office:value="806.367567568" calcext:value-type="float">
            <text:p>806,367567568</text:p>
          </table:table-cell>
          <table:table-cell office:value-type="float" office:value="7859.19621622" calcext:value-type="float">
            <text:p>7859,19621622</text:p>
          </table:table-cell>
          <table:table-cell office:value-type="float" office:value="124.183108108" calcext:value-type="float">
            <text:p>124,183108108</text:p>
          </table:table-cell>
          <table:table-cell office:value-type="float" office:value="130.992297297" calcext:value-type="float">
            <text:p>130,992297297</text:p>
          </table:table-cell>
          <table:table-cell office:value-type="float" office:value="1465.66871486" calcext:value-type="float">
            <text:p>1465,66871486</text:p>
          </table:table-cell>
          <table:table-cell office:value-type="float" office:value="17374.8843287" calcext:value-type="float">
            <text:p>17374,8843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.00.0000</text:date>, <text:time style:data-style-name="N2" text:time-value="14:20:22.4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4:20:48.429000000</dc:date>
    <meta:generator>LibreOffice/4.2.5.2$Windows_x86 LibreOffice_project/61cb170a04bb1f12e77c884eab9192be736ec5f5</meta:generator>
    <meta:editing-duration>PT7M26S</meta:editing-duration>
    <meta:editing-cycles>8</meta:editing-cycles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5</text:p>
        </chart:subtitle>
        <chart:legend chart:legend-position="end" svg:x="12.275cm" svg:y="3.454cm" style:legend-expansion="high" chart:style-name="ch4"/>
        <chart:plot-area chart:style-name="ch5" table:cell-range-address="Sheet1.C2:Sheet1.C6 Sheet1.N1:Sheet1.Q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series chart:style-name="ch12" chart:values-cell-range-address="Sheet1.P2:Sheet1.P6" chart:label-cell-address="Sheet1.P1:Sheet1.P1" chart:class="chart:scatter">
            <chart:data-point chart:repeated="5"/>
          </chart:series>
          <chart:series chart:style-name="ch13" chart:values-cell-range-address="Sheet1.Q2:Sheet1.Q6" chart:label-cell-address="Sheet1.Q1:Sheet1.Q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  <table:table-cell office:value-type="string">
                <text:p>random potraga</text:p>
                <draw:g>
                  <svg:desc>Sheet1.P1:Sheet1.P1</svg:desc>
                </draw:g>
              </table:table-cell>
              <table:table-cell office:value-type="string">
                <text:p>random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3.0667241379">
                <text:p>23.0667241379</text:p>
                <draw:g>
                  <svg:desc>Sheet1.N2:Sheet1.N6</svg:desc>
                </draw:g>
              </table:table-cell>
              <table:table-cell office:value-type="float" office:value="28.4125862069">
                <text:p>28.4125862069</text:p>
                <draw:g>
                  <svg:desc>Sheet1.O2:Sheet1.O6</svg:desc>
                </draw:g>
              </table:table-cell>
              <table:table-cell office:value-type="float" office:value="140.963474138">
                <text:p>140.963474138</text:p>
                <draw:g>
                  <svg:desc>Sheet1.P2:Sheet1.P6</svg:desc>
                </draw:g>
              </table:table-cell>
              <table:table-cell office:value-type="float" office:value="604.224809389">
                <text:p>604.224809389</text:p>
                <draw:g>
                  <svg:desc>Sheet1.Q2:Sheet1.Q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0.4276388889">
                <text:p>50.4276388889</text:p>
              </table:table-cell>
              <table:table-cell office:value-type="float" office:value="54.0445833333">
                <text:p>54.0445833333</text:p>
              </table:table-cell>
              <table:table-cell office:value-type="float" office:value="435.868697222">
                <text:p>435.868697222</text:p>
              </table:table-cell>
              <table:table-cell office:value-type="float" office:value="2784.07630151">
                <text:p>2784.07630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4727941176">
                <text:p>75.4727941176</text:p>
              </table:table-cell>
              <table:table-cell office:value-type="float" office:value="86.0092647059">
                <text:p>86.0092647059</text:p>
              </table:table-cell>
              <table:table-cell office:value-type="float" office:value="654.391754412">
                <text:p>654.391754412</text:p>
              </table:table-cell>
              <table:table-cell office:value-type="float" office:value="6098.22004914">
                <text:p>6098.22004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9.3910416667">
                <text:p>99.3910416667</text:p>
              </table:table-cell>
              <table:table-cell office:value-type="float" office:value="108.013958333">
                <text:p>108.013958333</text:p>
              </table:table-cell>
              <table:table-cell office:value-type="float" office:value="976.683154167">
                <text:p>976.683154167</text:p>
              </table:table-cell>
              <table:table-cell office:value-type="float" office:value="10738.5019484">
                <text:p>10738.5019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4.183108108">
                <text:p>124.183108108</text:p>
              </table:table-cell>
              <table:table-cell office:value-type="float" office:value="130.992297297">
                <text:p>130.992297297</text:p>
              </table:table-cell>
              <table:table-cell office:value-type="float" office:value="1465.66871486">
                <text:p>1465.66871486</text:p>
              </table:table-cell>
              <table:table-cell office:value-type="float" office:value="17374.8843287">
                <text:p>17374.8843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5</text:p>
        </chart:subtitle>
        <chart:legend chart:legend-position="end" svg:x="13.518cm" svg:y="3.952cm" style:legend-expansion="high" chart:style-name="ch4"/>
        <chart:plot-area chart:style-name="ch5" table:cell-range-address="Sheet1.C2:Sheet1.C6 Sheet1.N1:Sheet1.O6" chart:data-source-has-labels="row" svg:x="1.331cm" svg:y="2.318cm" svg:width="11.547cm" svg:height="5.521cm">
          <chartooo:coordinate-region svg:x="2.138cm" svg:y="2.518cm" svg:width="10.275cm" svg:height="4.674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3.0667241379">
                <text:p>23.0667241379</text:p>
                <draw:g>
                  <svg:desc>Sheet1.N2:Sheet1.N6</svg:desc>
                </draw:g>
              </table:table-cell>
              <table:table-cell office:value-type="float" office:value="28.4125862069">
                <text:p>28.4125862069</text:p>
                <draw:g>
                  <svg:desc>Sheet1.O2:Sheet1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0.4276388889">
                <text:p>50.4276388889</text:p>
              </table:table-cell>
              <table:table-cell office:value-type="float" office:value="54.0445833333">
                <text:p>54.04458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4727941176">
                <text:p>75.4727941176</text:p>
              </table:table-cell>
              <table:table-cell office:value-type="float" office:value="86.0092647059">
                <text:p>86.0092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9.3910416667">
                <text:p>99.3910416667</text:p>
              </table:table-cell>
              <table:table-cell office:value-type="float" office:value="108.013958333">
                <text:p>108.013958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4.183108108">
                <text:p>124.183108108</text:p>
              </table:table-cell>
              <table:table-cell office:value-type="float" office:value="130.992297297">
                <text:p>130.992297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